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list-style-name="L3">
      <style:paragraph-properties fo:text-align="start" style:justify-single-word="false"/>
    </style:style>
    <style:style style:name="P5" style:family="paragraph" style:parent-style-name="Header">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ements To Run Game:</text:p>
      <text:list xml:id="list28391239" text:style-name="L2">
        <text:list-item>
          <text:p text:style-name="P3">Windows Operating system</text:p>
        </text:list-item>
        <text:list-item>
          <text:p text:style-name="P3">Visual Studio 2010</text:p>
        </text:list-item>
        <text:list-item>
          <text:p text:style-name="P3">Marmalade Software Development kit</text:p>
        </text:list-item>
        <text:list-item>
          <text:p text:style-name="P3">Marmalade active development license </text:p>
        </text:list-item>
        <text:list-item>
          <text:p text:style-name="P3">A mouse </text:p>
        </text:list-item>
      </text:list>
      <text:p text:style-name="P1"/>
      <text:p text:style-name="P1">How to load the application:</text:p>
      <text:list xml:id="list28396761" text:style-name="L1">
        <text:list-item>
          <text:p text:style-name="P2">Find the directory named “constructs” and open it </text:p>
        </text:list-item>
        <text:list-item>
          <text:p text:style-name="P2">You should find yourself with two directories ( “data” and “source”) and one Marmalade project file (“Constructs.mkb”). Double click the “Constructs.mkb”.</text:p>
        </text:list-item>
        <text:list-item>
          <text:p text:style-name="P2">A Windows command prompt terminal should appear and display some text, this is normal and you will not have to do anything. Wait for this to finish and load a Visual Studio project. Once this has finished a <text:s/>instance of Visual Studio should now be open. (If this is not <text:s/>an instance of Visual Studio 2010 then please close the current instance of Visual Studio and <text:s/>change your settings in “Marmalade Configuration Utility” under “Default Build Environment” select “Visual Studio 2010”. Once this is done repeat step 2). </text:p>
        </text:list-item>
        <text:list-item>
          <text:p text:style-name="P2">Now Run the project to open the application. (To run the project press F5 <text:span text:style-name="T1">OR</text:span> <text:span text:style-name="T2">go to Debug option in the top of Window and select Start Debugging.)</text:span></text:p>
        </text:list-item>
      </text:list>
      <text:p text:style-name="P1"><text:span text:style-name="T2"/></text:p>
      <text:p text:style-name="P1"><text:span text:style-name="T2">How to play the game:</text:span></text:p>
      <text:p text:style-name="P1"><text:span text:style-name="T2">The player is given control through the mouse and the left mouse button.</text:span></text:p>
      <text:p text:style-name="P1"><text:span text:style-name="T2"/></text:p>
      <text:p text:style-name="P1"><text:span text:style-name="T2">Walk through:</text:span></text:p>
      <text:list xml:id="list28590175" text:style-name="L3">
        <text:list-item>
          <text:p text:style-name="P4"><text:span text:style-name="T2">Once the loading is complete you will see a splash screen with the Kangaroo magic, Marmalade, University of Abertay Dundee and Chunk games logo. Click anywhere on the screen and wait.</text:span></text:p>
        </text:list-item>
        <text:list-item>
          <text:p text:style-name="P4"><text:span text:style-name="T2">This will take you to the main menu screen with the constructs logo and a 2 planets. Click on the planet with a play button on it and wait.</text:span></text:p>
        </text:list-item>
        <text:list-item>
          <text:p text:style-name="P4"><text:span text:style-name="T2">Once this is done loading you should see a wrecked space ship, the alien on the left and pieces of a robot lying across the room. Select one robot piece at a time and place it over the silhouette on the right of the room. To select a robot piece simply take the mouse pointer, hover over one of the robot pieces and hold the left mouse. While holding the left mouse button move you may drag the piece, to stop moving the piece simply release the left mouse button. The robot parts consist of a torso, legs, head, lower left arm, lower right arm, upper right arm, upper left arm and power core (the power core is a red cube, this is placed inside the torso). Once all piece have been placed on the appropriate position the robot will come to life and stand next to the Alien. </text:span></text:p>
        </text:list-item>
        <text:list-item>
          <text:p text:style-name="P4"><text:span text:style-name="T2">You can now move the Alien so proceed to do so by clicking anywhere on the left of him, or anywhere to the right of him. To move to the next level make the alien move right to the exit and wait for the next level to load. </text:span></text:p>
        </text:list-item>
        <text:list-item>
          <text:p text:style-name="P4"><text:span text:style-name="T2">You should now see an outdoor area with the wreckage of the ship on the left and pieces of the escape pod around the level. Move the Alien right to move to next level.</text:span></text:p>
        </text:list-item>
        <text:list-item>
          <text:p text:style-name="P4"><text:span text:style-name="T2">Once in the new area you have to ability fling objects about the scene, if you see any ship pieces lying around feel free to fling them by holding and clicking on them with the left mouse button, then drag in any direction and finally release the left mouse button. You should see the ship piece fling off in the direction that you dragged in. How far you drag determines how far and how fast the ship piece is flung. </text:span></text:p>
        </text:list-item>
        <text:list-item>
          <text:p text:style-name="P4"><text:soft-page-break/><text:span text:style-name="T2">This is the end of the prototype, now close the application by closing the Wind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G096A<text:tab/>Kangaroo Magic – Constructs<text:tab/>Task 5</text:p>
      </style:header>
      <style:footer>
        <text:p text:style-name="Footer"><text:tab/><text:tab/>Pg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han Jones</meta:initial-creator>
    <meta:creation-date>2012-05-11T08:18:01.45</meta:creation-date>
    <dc:date>2012-05-11T09:18:35.98</dc:date>
    <dc:creator>Jonathan Jones</dc:creator>
    <meta:editing-duration>PT44M30S</meta:editing-duration>
    <meta:editing-cycles>4</meta:editing-cycles>
    <meta:generator>OpenOffice.org/3.3$Win32 OpenOffice.org_project/330m20$Build-9567</meta:generator>
    <meta:document-statistic meta:table-count="0" meta:image-count="0" meta:object-count="0" meta:page-count="2" meta:paragraph-count="23" meta:word-count="605" meta:character-count="3207"/>
  </office:meta>
</office:document-meta>
</file>